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2eab0" officeooo:paragraph-rsid="004397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2eab0" officeooo:paragraph-rsid="0049d3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style:text-underline-style="none" fo:font-weight="normal" officeooo:rsid="002de8f7" officeooo:paragraph-rsid="002de8f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style:text-underline-style="none" fo:font-weight="normal" officeooo:rsid="002f10c6" officeooo:paragraph-rsid="002f10c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style:text-underline-style="none" fo:font-weight="normal" officeooo:rsid="00335d11" officeooo:paragraph-rsid="002363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style:text-underline-style="none" fo:font-weight="normal" officeooo:rsid="00360681" officeooo:paragraph-rsid="0023638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ans" fo:font-size="12pt" style:text-underline-style="none" fo:font-weight="normal" officeooo:rsid="0036879a" officeooo:paragraph-rsid="0023638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DejaVu Sans" fo:font-size="12pt" style:text-underline-style="none" fo:font-weight="normal" officeooo:rsid="003a5bfb" officeooo:paragraph-rsid="0023638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DejaVu Sans" fo:font-size="12pt" style:text-underline-style="none" fo:font-weight="normal" officeooo:rsid="003a5bfb" officeooo:paragraph-rsid="003da4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fo:font-size="12pt" style:text-underline-style="none" fo:font-weight="normal" officeooo:rsid="003c524b" officeooo:paragraph-rsid="0023638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DejaVu Sans" fo:font-size="12pt" style:text-underline-style="none" fo:font-weight="normal" officeooo:rsid="003cfd0e" officeooo:paragraph-rsid="002363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style:text-underline-style="none" fo:font-weight="normal" officeooo:rsid="003da4f1" officeooo:paragraph-rsid="0023638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DejaVu Sans" fo:font-size="12pt" style:text-underline-style="none" fo:font-weight="normal" officeooo:rsid="00413022" officeooo:paragraph-rsid="0023638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fo:font-size="12pt" style:text-underline-style="none" fo:font-weight="normal" officeooo:rsid="00413022" officeooo:paragraph-rsid="0041302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DejaVu Sans" fo:font-size="12pt" style:text-underline-style="none" fo:font-weight="normal" officeooo:rsid="00413022" officeooo:paragraph-rsid="0041c4a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DejaVu Sans" fo:font-size="12pt" style:text-underline-style="none" fo:font-weight="normal" officeooo:rsid="00425a0e" officeooo:paragraph-rsid="0023638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DejaVu Sans" fo:font-size="12pt" style:text-underline-style="none" fo:font-weight="normal" officeooo:rsid="0042e96e" officeooo:paragraph-rsid="0023638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DejaVu Sans" fo:font-size="12pt" style:text-underline-style="none" fo:font-weight="normal" officeooo:rsid="0042e96e" officeooo:paragraph-rsid="0042e96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DejaVu Sans" fo:font-size="12pt" style:text-underline-style="none" fo:font-weight="normal" officeooo:rsid="0046d45b" officeooo:paragraph-rsid="002363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DejaVu Sans" fo:font-size="12pt" style:text-underline-style="none" fo:font-weight="normal" officeooo:rsid="004b465e" officeooo:paragraph-rsid="0023638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DejaVu Sans" fo:font-size="12pt" style:text-underline-style="none" fo:font-weight="bold" officeooo:rsid="0022eab0" officeooo:paragraph-rsid="003a5bfb"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DejaVu Sans" fo:font-size="12pt" style:text-underline-style="none" fo:font-weight="bold" officeooo:rsid="0022eab0" officeooo:paragraph-rsid="003c524b"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DejaVu Sans" fo:font-size="12pt" style:text-underline-style="none" fo:font-weight="bold" officeooo:rsid="0022eab0" officeooo:paragraph-rsid="003cfd0e"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DejaVu Sans" fo:font-size="12pt" style:text-underline-style="none" fo:font-weight="bold" officeooo:rsid="0022eab0" officeooo:paragraph-rsid="003da4f1"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DejaVu Sans" fo:font-size="12pt" style:text-underline-style="none" fo:font-weight="bold" officeooo:rsid="0022eab0" officeooo:paragraph-rsid="00413022"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DejaVu Sans" fo:font-size="12pt" style:text-underline-style="none" fo:font-weight="bold" officeooo:rsid="0022eab0" officeooo:paragraph-rsid="0041c4a2" style:font-size-asian="10.5pt" style:font-weight-asian="bold" style:font-size-complex="12pt" style:font-weight-complex="bold"/>
    </style:style>
    <style:style style:name="P54" style:family="paragraph" style:parent-style-name="Standard">
      <style:paragraph-properties fo:text-align="start" style:justify-single-word="false"/>
      <style:text-properties style:font-name="DejaVu Sans" fo:font-size="12pt" style:text-underline-style="none" fo:font-weight="bold" officeooo:rsid="0022eab0" officeooo:paragraph-rsid="00425a0e" style:font-size-asian="10.5pt" style:font-weight-asian="bold" style:font-size-complex="12pt" style:font-weight-complex="bold"/>
    </style:style>
    <style:style style:name="P55" style:family="paragraph" style:parent-style-name="Standard">
      <style:paragraph-properties fo:text-align="start" style:justify-single-word="false"/>
      <style:text-properties style:font-name="DejaVu Sans" fo:font-size="12pt" style:text-underline-style="none" fo:font-weight="bold" officeooo:rsid="0022eab0" officeooo:paragraph-rsid="0042e96e" style:font-size-asian="10.5pt" style:font-weight-asian="bold" style:font-size-complex="12pt" style:font-weight-complex="bold"/>
    </style:style>
    <style:style style:name="P56" style:family="paragraph" style:parent-style-name="Standard">
      <style:paragraph-properties fo:text-align="start" style:justify-single-word="false"/>
      <style:text-properties style:font-name="DejaVu Sans" fo:font-size="12pt" style:text-underline-style="none" fo:font-weight="bold" officeooo:rsid="0022eab0" officeooo:paragraph-rsid="0046d45b"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DejaVu Sans" fo:font-size="12pt" style:text-underline-style="none" fo:font-weight="bold" officeooo:rsid="0022eab0" officeooo:paragraph-rsid="004b465e"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DejaVu Sans" fo:font-size="12pt" style:text-underline-style="none" fo:font-weight="bold" officeooo:rsid="00413022" officeooo:paragraph-rsid="0041c4a2"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425a0e"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style:font-name="DejaVu Sans" fo:font-size="14pt" fo:font-weight="bold" officeooo:paragraph-rsid="002bb56f"/>
    </style:style>
    <style:style style:name="P82" style:family="paragraph" style:parent-style-name="Standard">
      <style:paragraph-properties fo:text-align="start" style:justify-single-word="false"/>
      <style:text-properties style:font-name="DejaVu Sans" fo:font-size="14pt" style:text-underline-style="solid" style:text-underline-type="double" style:text-underline-width="auto" style:text-underline-color="font-color" fo:font-weight="bold" officeooo:rsid="001dfdad" officeooo:paragraph-rsid="002106c3"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DejaVu Sans" fo:font-size="14pt" style:text-underline-style="solid" style:text-underline-type="double" style:text-underline-width="auto" style:text-underline-color="font-color" fo:font-weight="bold" officeooo:rsid="001bc836" officeooo:paragraph-rsid="001bc836"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8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8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8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8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5a0e" style:font-size-asian="14pt" style:font-style-asian="italic" style:font-weight-asian="normal" style:font-size-complex="14pt" style:font-style-complex="italic" style:font-weight-complex="normal"/>
    </style:style>
    <style:style style:name="P8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e96e" style:font-size-asian="14pt" style:font-style-asian="italic" style:font-weight-asian="normal" style:font-size-complex="14pt" style:font-style-complex="italic" style:font-weight-complex="normal"/>
    </style:style>
    <style:style style:name="P9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6d45b" style:font-size-asian="14pt" style:font-style-asian="italic" style:font-weight-asian="normal" style:font-size-complex="14pt" style:font-style-complex="italic" style:font-weight-complex="normal"/>
    </style:style>
    <style:style style:name="P9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de8f7" style:font-size-asian="14pt" style:font-style-asian="italic" style:font-weight-asian="normal" style:font-size-complex="14pt" style:font-style-complex="italic" style:font-weight-complex="normal"/>
    </style:style>
    <style:style style:name="P9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0681" style:font-size-asian="14pt" style:font-style-asian="italic" style:font-weight-asian="normal" style:font-size-complex="14pt" style:font-style-complex="italic" style:font-weight-complex="normal"/>
    </style:style>
    <style:style style:name="P9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879a" style:font-size-asian="14pt" style:font-style-asian="italic" style:font-weight-asian="normal" style:font-size-complex="14pt" style:font-style-complex="italic" style:font-weight-complex="normal"/>
    </style:style>
    <style:style style:name="P9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a5bfb" style:font-size-asian="14pt" style:font-style-asian="italic" style:font-weight-asian="normal" style:font-size-complex="14pt" style:font-style-complex="italic" style:font-weight-complex="normal"/>
    </style:style>
    <style:style style:name="P9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413022" style:font-size-asian="14pt" style:font-style-asian="italic" style:font-weight-asian="normal" style:font-size-complex="14pt" style:font-style-complex="italic" style:font-weight-complex="normal"/>
    </style:style>
    <style:style style:name="P9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413022" officeooo:paragraph-rsid="0041c4a2" style:font-size-asian="14pt" style:font-style-asian="italic" style:font-weight-asian="normal" style:font-size-complex="14pt" style:font-style-complex="italic" style:font-weight-complex="normal"/>
    </style:style>
    <style:style style:name="P9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49d322" officeooo:paragraph-rsid="0049d322" style:font-size-asian="14pt" style:font-style-asian="italic" style:font-weight-asian="normal" style:font-size-complex="14pt" style:font-style-complex="italic"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P102"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03"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04"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105"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6"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DejaVu Sans" fo:font-size="12pt" style:text-underline-style="none" fo:font-weight="normal" officeooo:rsid="0046d45b" officeooo:paragraph-rsid="0046d45b"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36381"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106c3"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25a0e"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b0829" style:font-size-asian="14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b1812" style:font-size-asian="14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f10c6" style:font-size-asian="14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0795c" style:font-size-asian="14pt" style:font-style-asian="italic" style:font-weight-asian="bold" style:font-size-complex="14pt" style:font-style-complex="italic" style:font-weight-complex="bold"/>
    </style:style>
    <style:style style:name="P115"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39f17" style:font-size-asian="14pt" style:font-style-asian="italic" style:font-weight-asian="bold" style:font-size-complex="14pt" style:font-style-complex="italic" style:font-weight-complex="bold"/>
    </style:style>
    <style:style style:name="P116"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478ca" style:font-size-asian="14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60681" style:font-size-asian="14pt" style:font-style-asian="italic" style:font-weight-asian="bold" style:font-size-complex="14pt" style:font-style-complex="italic" style:font-weight-complex="bold"/>
    </style:style>
    <style:style style:name="P118"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a5bfb" style:font-size-asian="14pt" style:font-style-asian="italic" style:font-weight-asian="bold" style:font-size-complex="14pt" style:font-style-complex="italic" style:font-weight-complex="bold"/>
    </style:style>
    <style:style style:name="P11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c524b" style:font-size-asian="14pt" style:font-style-asian="italic" style:font-weight-asian="bold" style:font-size-complex="14pt" style:font-style-complex="italic" style:font-weight-complex="bold"/>
    </style:style>
    <style:style style:name="P120"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cfd0e" style:font-size-asian="14pt" style:font-style-asian="italic" style:font-weight-asian="bold" style:font-size-complex="14pt" style:font-style-complex="italic" style:font-weight-complex="bold"/>
    </style:style>
    <style:style style:name="P121"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da4f1" style:font-size-asian="14pt" style:font-style-asian="italic" style:font-weight-asian="bold" style:font-size-complex="14pt" style:font-style-complex="italic" style:font-weight-complex="bold"/>
    </style:style>
    <style:style style:name="P122"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13022" style:font-size-asian="14pt" style:font-style-asian="italic" style:font-weight-asian="bold" style:font-size-complex="14pt" style:font-style-complex="italic" style:font-weight-complex="bold"/>
    </style:style>
    <style:style style:name="P123"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1c4a2" style:font-size-asian="14pt" style:font-style-asian="italic" style:font-weight-asian="bold" style:font-size-complex="14pt" style:font-style-complex="italic" style:font-weight-complex="bold"/>
    </style:style>
    <style:style style:name="P124"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2e96e" style:font-size-asian="14pt" style:font-style-asian="italic" style:font-weight-asian="bold" style:font-size-complex="14pt" style:font-style-complex="italic" style:font-weight-complex="bold"/>
    </style:style>
    <style:style style:name="P125"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39784" style:font-size-asian="14pt" style:font-style-asian="italic" style:font-weight-asian="bold" style:font-size-complex="14pt" style:font-style-complex="italic" style:font-weight-complex="bold"/>
    </style:style>
    <style:style style:name="P126"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545a1" style:font-size-asian="14pt" style:font-style-asian="italic" style:font-weight-asian="bold" style:font-size-complex="14pt" style:font-style-complex="italic" style:font-weight-complex="bold"/>
    </style:style>
    <style:style style:name="P127"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6d45b" style:font-size-asian="14pt" style:font-style-asian="italic" style:font-weight-asian="bold" style:font-size-complex="14pt" style:font-style-complex="italic" style:font-weight-complex="bold"/>
    </style:style>
    <style:style style:name="P128"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9d322" style:font-size-asian="14pt" style:font-style-asian="italic" style:font-weight-asian="bold" style:font-size-complex="14pt" style:font-style-complex="italic" style:font-weight-complex="bold"/>
    </style:style>
    <style:style style:name="P12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b465e" style:font-size-asian="14pt" style:font-style-asian="italic" style:font-weight-asian="bold" style:font-size-complex="14pt" style:font-style-complex="italic" style:font-weight-complex="bold"/>
    </style:style>
    <style:style style:name="P130" style:family="paragraph" style:parent-style-name="Standard">
      <style:text-properties officeooo:rsid="0019f616" officeooo:paragraph-rsid="0019f616"/>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de8f7" style:font-style-asian="italic" style:font-weight-asian="normal" style:font-style-complex="italic" style:font-weight-complex="normal"/>
    </style:style>
    <style:style style:name="T25" style:family="text">
      <style:text-properties fo:color="#55308d" loext:opacity="100%" fo:font-style="italic" style:text-underline-style="none" fo:font-weight="normal" officeooo:rsid="00425a0e" style:font-style-asian="italic" style:font-weight-asian="normal" style:font-style-complex="italic" style:font-weight-complex="normal"/>
    </style:style>
    <style:style style:name="T26" style:family="text">
      <style:text-properties fo:color="#55308d" loext:opacity="100%" fo:font-style="italic" style:text-underline-style="none" officeooo:rsid="00290ab4" style:font-style-asian="italic" style:font-style-complex="italic"/>
    </style:style>
    <style:style style:name="T27" style:family="text">
      <style:text-properties fo:color="#55308d" loext:opacity="100%" fo:font-style="italic" style:text-underline-style="none" officeooo:rsid="002b0829" style:font-style-asian="italic" style:font-style-complex="italic"/>
    </style:style>
    <style:style style:name="T28"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9" style:family="text">
      <style:text-properties fo:color="#55308d" loext:opacity="100%" fo:font-size="12pt" fo:font-style="italic" style:text-underline-style="none" fo:font-weight="normal" officeooo:rsid="00290ab4" style:font-size-asian="10.5pt" style:font-style-asian="italic" style:font-weight-asian="normal" style:font-size-complex="12pt" style:font-style-complex="italic" style:font-weight-complex="normal"/>
    </style:style>
    <style:style style:name="T30" style:family="text">
      <style:text-properties fo:color="#55308d" loext:opacity="100%"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32" style:family="text">
      <style:text-properties fo:color="#55308d" loext:opacity="100%" fo:font-size="14pt" fo:font-style="italic" fo:font-weight="normal" officeooo:rsid="002b1812" style:font-size-asian="14pt" style:font-style-asian="italic" style:font-weight-asian="normal" style:font-size-complex="14pt" style:font-style-complex="italic" style:font-weight-complex="normal"/>
    </style:style>
    <style:style style:name="T33" style:family="text">
      <style:text-properties fo:color="#55308d" loext:opacity="100%" fo:font-size="14pt" fo:font-style="italic" fo:font-weight="normal" officeooo:rsid="002f10c6" style:font-size-asian="14pt" style:font-style-asian="italic" style:font-weight-asian="normal" style:font-size-complex="14pt" style:font-style-complex="italic" style:font-weight-complex="normal"/>
    </style:style>
    <style:style style:name="T34" style:family="text">
      <style:text-properties fo:color="#55308d" loext:opacity="100%" fo:font-size="14pt" fo:font-style="italic" fo:font-weight="normal" officeooo:rsid="0030795c" style:font-size-asian="14pt" style:font-style-asian="italic" style:font-weight-asian="normal" style:font-size-complex="14pt" style:font-style-complex="italic" style:font-weight-complex="normal"/>
    </style:style>
    <style:style style:name="T35" style:family="text">
      <style:text-properties fo:color="#55308d" loext:opacity="100%" fo:font-size="14pt" fo:font-style="italic" fo:font-weight="normal" officeooo:rsid="00339f17" style:font-size-asian="14pt" style:font-style-asian="italic" style:font-weight-asian="normal" style:font-size-complex="14pt" style:font-style-complex="italic" style:font-weight-complex="normal"/>
    </style:style>
    <style:style style:name="T36" style:family="text">
      <style:text-properties fo:color="#55308d" loext:opacity="100%" fo:font-size="14pt" fo:font-style="italic" fo:font-weight="normal" officeooo:rsid="003478ca" style:font-size-asian="14pt" style:font-style-asian="italic" style:font-weight-asian="normal" style:font-size-complex="14pt" style:font-style-complex="italic" style:font-weight-complex="normal"/>
    </style:style>
    <style:style style:name="T37" style:family="text">
      <style:text-properties fo:color="#55308d" loext:opacity="100%" fo:font-size="14pt" fo:font-style="italic" fo:font-weight="normal" officeooo:rsid="00360681" style:font-size-asian="14pt" style:font-style-asian="italic" style:font-weight-asian="normal" style:font-size-complex="14pt" style:font-style-complex="italic" style:font-weight-complex="normal"/>
    </style:style>
    <style:style style:name="T38" style:family="text">
      <style:text-properties fo:color="#55308d" loext:opacity="100%" fo:font-size="14pt" fo:font-style="italic" fo:font-weight="normal" officeooo:rsid="0036879a" style:font-size-asian="14pt" style:font-style-asian="italic" style:font-weight-asian="normal" style:font-size-complex="14pt" style:font-style-complex="italic" style:font-weight-complex="normal"/>
    </style:style>
    <style:style style:name="T39" style:family="text">
      <style:text-properties fo:color="#55308d" loext:opacity="100%" fo:font-size="14pt" fo:font-style="italic" fo:font-weight="normal" officeooo:rsid="0037cd4e" style:font-size-asian="14pt" style:font-style-asian="italic" style:font-weight-asian="normal" style:font-size-complex="14pt" style:font-style-complex="italic" style:font-weight-complex="normal"/>
    </style:style>
    <style:style style:name="T40" style:family="text">
      <style:text-properties fo:color="#55308d" loext:opacity="100%" fo:font-size="14pt" fo:font-style="italic" fo:font-weight="normal" officeooo:rsid="003a5bfb" style:font-size-asian="14pt" style:font-style-asian="italic" style:font-weight-asian="normal" style:font-size-complex="14pt" style:font-style-complex="italic" style:font-weight-complex="normal"/>
    </style:style>
    <style:style style:name="T41" style:family="text">
      <style:text-properties fo:color="#55308d" loext:opacity="100%" fo:font-size="14pt" fo:font-style="italic" fo:font-weight="normal" officeooo:rsid="003c524b" style:font-size-asian="14pt" style:font-style-asian="italic" style:font-weight-asian="normal" style:font-size-complex="14pt" style:font-style-complex="italic" style:font-weight-complex="normal"/>
    </style:style>
    <style:style style:name="T42" style:family="text">
      <style:text-properties fo:color="#55308d" loext:opacity="100%" fo:font-size="14pt" fo:font-style="italic" fo:font-weight="normal" officeooo:rsid="003cfd0e" style:font-size-asian="14pt" style:font-style-asian="italic" style:font-weight-asian="normal" style:font-size-complex="14pt" style:font-style-complex="italic" style:font-weight-complex="normal"/>
    </style:style>
    <style:style style:name="T43" style:family="text">
      <style:text-properties fo:color="#55308d" loext:opacity="100%" fo:font-size="14pt" fo:font-style="italic" fo:font-weight="normal" officeooo:rsid="003da4f1" style:font-size-asian="14pt" style:font-style-asian="italic" style:font-weight-asian="normal" style:font-size-complex="14pt" style:font-style-complex="italic" style:font-weight-complex="normal"/>
    </style:style>
    <style:style style:name="T44" style:family="text">
      <style:text-properties fo:color="#55308d" loext:opacity="100%" fo:font-size="14pt" fo:font-style="italic" fo:font-weight="normal" officeooo:rsid="00413022" style:font-size-asian="14pt" style:font-style-asian="italic" style:font-weight-asian="normal" style:font-size-complex="14pt" style:font-style-complex="italic" style:font-weight-complex="normal"/>
    </style:style>
    <style:style style:name="T45" style:family="text">
      <style:text-properties fo:color="#55308d" loext:opacity="100%" fo:font-size="14pt" fo:font-style="italic" fo:font-weight="normal" officeooo:rsid="00416337" style:font-size-asian="14pt" style:font-style-asian="italic" style:font-weight-asian="normal" style:font-size-complex="14pt" style:font-style-complex="italic" style:font-weight-complex="normal"/>
    </style:style>
    <style:style style:name="T46" style:family="text">
      <style:text-properties fo:color="#55308d" loext:opacity="100%" fo:font-size="14pt" fo:font-style="italic" fo:font-weight="normal" officeooo:rsid="0041c4a2" style:font-size-asian="14pt" style:font-style-asian="italic" style:font-weight-asian="normal" style:font-size-complex="14pt" style:font-style-complex="italic" style:font-weight-complex="normal"/>
    </style:style>
    <style:style style:name="T47" style:family="text">
      <style:text-properties fo:color="#55308d" loext:opacity="100%" fo:font-size="14pt" fo:font-style="italic" fo:font-weight="normal" officeooo:rsid="002b0829" style:font-size-asian="14pt" style:font-style-asian="italic" style:font-weight-asian="normal" style:font-size-complex="14pt" style:font-style-complex="italic" style:font-weight-complex="normal"/>
    </style:style>
    <style:style style:name="T48" style:family="text">
      <style:text-properties fo:color="#55308d" loext:opacity="100%" fo:font-size="14pt" fo:font-style="italic" fo:font-weight="normal" officeooo:rsid="00425a0e" style:font-size-asian="14pt" style:font-style-asian="italic" style:font-weight-asian="normal" style:font-size-complex="14pt" style:font-style-complex="italic" style:font-weight-complex="normal"/>
    </style:style>
    <style:style style:name="T49" style:family="text">
      <style:text-properties fo:color="#55308d" loext:opacity="100%" fo:font-size="14pt" fo:font-style="italic" fo:font-weight="normal" officeooo:rsid="0042e96e" style:font-size-asian="14pt" style:font-style-asian="italic" style:font-weight-asian="normal" style:font-size-complex="14pt" style:font-style-complex="italic" style:font-weight-complex="normal"/>
    </style:style>
    <style:style style:name="T50" style:family="text">
      <style:text-properties fo:color="#55308d" loext:opacity="100%" fo:font-size="14pt" fo:font-style="italic" fo:font-weight="normal" officeooo:rsid="00439784" style:font-size-asian="14pt" style:font-style-asian="italic" style:font-weight-asian="normal" style:font-size-complex="14pt" style:font-style-complex="italic" style:font-weight-complex="normal"/>
    </style:style>
    <style:style style:name="T51" style:family="text">
      <style:text-properties fo:color="#55308d" loext:opacity="100%" fo:font-size="14pt" fo:font-style="italic" fo:font-weight="normal" officeooo:rsid="004545a1" style:font-size-asian="14pt" style:font-style-asian="italic" style:font-weight-asian="normal" style:font-size-complex="14pt" style:font-style-complex="italic" style:font-weight-complex="normal"/>
    </style:style>
    <style:style style:name="T52" style:family="text">
      <style:text-properties fo:color="#55308d" loext:opacity="100%" fo:font-size="14pt" fo:font-style="italic" fo:font-weight="normal" officeooo:rsid="0046d45b" style:font-size-asian="14pt" style:font-style-asian="italic" style:font-weight-asian="normal" style:font-size-complex="14pt" style:font-style-complex="italic" style:font-weight-complex="normal"/>
    </style:style>
    <style:style style:name="T53" style:family="text">
      <style:text-properties fo:color="#55308d" loext:opacity="100%" fo:font-size="14pt" fo:font-style="italic" fo:font-weight="normal" officeooo:rsid="004b465e" style:font-size-asian="14pt" style:font-style-asian="italic" style:font-weight-asian="normal" style:font-size-complex="14pt" style:font-style-complex="italic" style:font-weight-complex="normal"/>
    </style:style>
    <style:style style:name="T54" style:family="text">
      <style:text-properties fo:color="#55308d" loext:opacity="100%" fo:font-size="14pt" fo:font-style="italic" officeooo:rsid="00290ab4" style:font-size-asian="14pt" style:font-style-asian="italic" style:font-size-complex="14pt" style:font-style-complex="italic"/>
    </style:style>
    <style:style style:name="T55" style:family="text">
      <style:text-properties fo:color="#55308d" loext:opacity="100%" fo:font-size="14pt" fo:font-style="italic" officeooo:rsid="00439784" style:font-size-asian="14pt" style:font-style-asian="italic" style:font-size-complex="14pt" style:font-style-complex="italic"/>
    </style:style>
    <style:style style:name="T56" style:family="text">
      <style:text-properties fo:color="#55308d" loext:opacity="100%" fo:font-size="14pt" fo:font-style="italic" officeooo:rsid="004545a1" style:font-size-asian="14pt" style:font-style-asian="italic" style:font-size-complex="14pt" style:font-style-complex="italic"/>
    </style:style>
    <style:style style:name="T57" style:family="text">
      <style:text-properties fo:color="#55308d" loext:opacity="100%" fo:font-size="14pt" fo:font-style="italic" officeooo:rsid="0046d45b" style:font-size-asian="14pt" style:font-style-asian="italic" style:font-size-complex="14pt" style:font-style-complex="italic"/>
    </style:style>
    <style:style style:name="T58" style:family="text">
      <style:text-properties fo:color="#55308d" loext:opacity="100%" fo:font-size="14pt" fo:font-style="italic" officeooo:rsid="0049d322" style:font-size-asian="14pt" style:font-style-asian="italic" style:font-size-complex="14pt" style:font-style-complex="italic"/>
    </style:style>
    <style:style style:name="T59" style:family="text">
      <style:text-properties fo:color="#55308d" loext:opacity="100%" style:font-name="FreeMono" fo:font-size="14pt" fo:font-style="italic" officeooo:rsid="00290ab4" style:font-size-asian="14pt" style:font-style-asian="italic" style:font-size-complex="14pt" style:font-style-complex="italic"/>
    </style:style>
    <style:style style:name="T60" style:family="text">
      <style:text-properties fo:color="#55308d" loext:opacity="100%" style:font-name="FreeMono" fo:font-size="14pt" fo:font-style="italic" fo:font-weight="bold" officeooo:rsid="00290ab4" style:font-size-asian="14pt" style:font-style-asian="italic" style:font-weight-asian="bold" style:font-size-complex="14pt" style:font-style-complex="italic" style:font-weight-complex="bold"/>
    </style:style>
    <style:style style:name="T61" style:family="text">
      <style:text-properties fo:color="#55308d" loext:opacity="100%" style:font-name="FreeMono" fo:font-style="italic" style:text-underline-style="none" officeooo:rsid="00290ab4" style:font-style-asian="italic" style:font-style-complex="italic"/>
    </style:style>
    <style:style style:name="T62" style:family="text">
      <style:text-properties fo:color="#55308d" loext:opacity="100%" style:font-name="FreeMono" fo:font-style="italic" style:text-underline-style="none" fo:font-weight="bold" officeooo:rsid="00290ab4" style:font-style-asian="italic" style:font-weight-asian="bold" style:font-style-complex="italic" style:font-weight-complex="bold"/>
    </style:style>
    <style:style style:name="T63" style:family="text">
      <style:text-properties fo:font-weight="normal" style:font-weight-asian="normal" style:font-weight-complex="normal"/>
    </style:style>
    <style:style style:name="T64" style:family="text">
      <style:text-properties fo:font-weight="normal" officeooo:rsid="002de8f7" style:font-weight-asian="normal" style:font-weight-complex="normal"/>
    </style:style>
    <style:style style:name="T65" style:family="text">
      <style:text-properties fo:font-weight="normal" officeooo:rsid="002f10c6" style:font-weight-asian="normal" style:font-weight-complex="normal"/>
    </style:style>
    <style:style style:name="T66" style:family="text">
      <style:text-properties fo:font-weight="normal" officeooo:rsid="0032995d" style:font-weight-asian="normal" style:font-weight-complex="normal"/>
    </style:style>
    <style:style style:name="T67" style:family="text">
      <style:text-properties fo:font-weight="normal" officeooo:rsid="00335d11" style:font-weight-asian="normal" style:font-weight-complex="normal"/>
    </style:style>
    <style:style style:name="T68" style:family="text">
      <style:text-properties fo:font-weight="normal" officeooo:rsid="00360681" style:font-weight-asian="normal" style:font-weight-complex="normal"/>
    </style:style>
    <style:style style:name="T69" style:family="text">
      <style:text-properties fo:font-weight="normal" officeooo:rsid="0036879a" style:font-weight-asian="normal" style:font-weight-complex="normal"/>
    </style:style>
    <style:style style:name="T70" style:family="text">
      <style:text-properties fo:font-weight="normal" officeooo:rsid="003a5bfb" style:font-weight-asian="normal" style:font-weight-complex="normal"/>
    </style:style>
    <style:style style:name="T71" style:family="text">
      <style:text-properties fo:font-weight="normal" officeooo:rsid="003c524b" style:font-weight-asian="normal" style:font-weight-complex="normal"/>
    </style:style>
    <style:style style:name="T72" style:family="text">
      <style:text-properties fo:font-weight="normal" officeooo:rsid="003cfd0e" style:font-weight-asian="normal" style:font-weight-complex="normal"/>
    </style:style>
    <style:style style:name="T73" style:family="text">
      <style:text-properties fo:font-weight="normal" officeooo:rsid="003da4f1" style:font-weight-asian="normal" style:font-weight-complex="normal"/>
    </style:style>
    <style:style style:name="T74" style:family="text">
      <style:text-properties fo:font-weight="normal" officeooo:rsid="00413022" style:font-weight-asian="normal" style:font-weight-complex="normal"/>
    </style:style>
    <style:style style:name="T75" style:family="text">
      <style:text-properties fo:font-weight="normal" officeooo:rsid="0041c4a2" style:font-weight-asian="normal" style:font-weight-complex="normal"/>
    </style:style>
    <style:style style:name="T76" style:family="text">
      <style:text-properties fo:font-weight="normal" officeooo:rsid="00425a0e" style:font-weight-asian="normal" style:font-weight-complex="normal"/>
    </style:style>
    <style:style style:name="T77" style:family="text">
      <style:text-properties fo:font-weight="normal" officeooo:rsid="0042e96e" style:font-weight-asian="normal" style:font-weight-complex="normal"/>
    </style:style>
    <style:style style:name="T78" style:family="text">
      <style:text-properties fo:font-weight="normal" officeooo:rsid="0046d45b" style:font-weight-asian="normal" style:font-weight-complex="normal"/>
    </style:style>
    <style:style style:name="T79" style:family="text">
      <style:text-properties fo:font-weight="normal" officeooo:rsid="004b465e" style:font-weight-asian="normal" style:font-weight-complex="normal"/>
    </style:style>
    <style:style style:name="T80" style:family="text">
      <style:text-properties officeooo:rsid="002f10c6"/>
    </style:style>
    <style:style style:name="T81" style:family="text">
      <style:text-properties officeooo:rsid="00439784"/>
    </style:style>
    <style:style style:name="T82" style:family="text">
      <style:text-properties officeooo:rsid="0047fc39"/>
    </style:style>
    <style:style style:name="T83" style:family="text">
      <style:text-properties officeooo:rsid="004db26b"/>
    </style:style>
    <style:style style:name="T84"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Media Queries</text:p>
      <text:p text:style-name="P1"/>
      <text:p text:style-name="P65"/>
      <text:p text:style-name="P83">Table of <text:span text:style-name="T83">C</text:span>ontents</text:p>
      <text:p text:style-name="P73"/>
      <text:p text:style-name="P5"><text:span text:style-name="T17">What is a Media Quer</text:span><text:span text:style-name="T18">y?</text:span></text:p>
      <text:p text:style-name="P5"><text:tab/><text:span text:style-name="T18">Media Types</text:span></text:p>
      <text:p text:style-name="P4"><text:tab/>Media Features</text:p>
      <text:p text:style-name="P6"/>
      <text:p text:style-name="P74"/>
      <text:p text:style-name="P82">What is a Media Query?</text:p>
      <text:p text:style-name="P39"/>
      <text:p text:style-name="P76"><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3"/>
      <text:p text:style-name="P4">Media queries can obtain information from the browser such as:</text:p>
      <text:list xml:id="list1112091050" text:style-name="L1">
        <text:list-header>
          <text:p text:style-name="P102"/>
        </text:list-header>
        <text:list-item>
          <text:p text:style-name="P102">width and height of viewport</text:p>
        </text:list-item>
        <text:list-item>
          <text:p text:style-name="P102">width and height of device</text:p>
        </text:list-item>
        <text:list-item>
          <text:p text:style-name="P102">orientation</text:p>
        </text:list-item>
        <text:list-item>
          <text:p text:style-name="P102">resolution</text:p>
        </text:list-item>
        <text:list-item>
          <text:p text:style-name="P102">user preferences (dark mode, no animation, etc.)</text:p>
        </text:list-item>
      </text:list>
      <text:p text:style-name="P4"/>
      <text:p text:style-name="P4">A media query has a media type and can contain one or more expressions:</text:p>
      <text:p text:style-name="P4"/>
      <text:p text:style-name="P108">@media screen and (min-width: 1024px)</text:p>
      <text:p text:style-name="P109"><text:s/>{</text:p>
      <text:p text:style-name="P109"><text:s text:c="2"/>**styles go here**</text:p>
      <text:p text:style-name="P108">}</text:p>
      <text:p text:style-name="P4"/>
      <text:p text:style-name="P4"/>
      <text:p text:style-name="P75">Media Types </text:p>
      <text:p text:style-name="P7"/>
      <text:list xml:id="list3690026188" text:style-name="L2">
        <text:list-item>
          <text:p text:style-name="P104">all</text:p>
        </text:list-item>
        <text:list-item>
          <text:p text:style-name="P104">print</text:p>
        </text:list-item>
        <text:list-item>
          <text:p text:style-name="P104">screen</text:p>
        </text:list-item>
        <text:list-item>
          <text:p text:style-name="P103">speech</text:p>
        </text:list-item>
      </text:list>
      <text:p text:style-name="P4"/>
      <text:p text:style-name="P40">all</text:p>
      <text:p text:style-name="P67"><text:span text:style-name="T2"><text:tab/></text:span><text:span text:style-name="T12">Used for all media type devices (default)</text:span></text:p>
      <text:p text:style-name="P13"/>
      <text:p text:style-name="P68"><text:span text:style-name="T12"><text:tab/></text:span><text:span text:style-name="T61">@media all and (prefers-color-scheme: dark) {..</text:span><text:span text:style-name="T21">.</text:span><text:span text:style-name="T61">}</text:span></text:p>
      <text:p text:style-name="P13"/>
      <text:p text:style-name="P40">print</text:p>
      <text:p text:style-name="P67"><text:span text:style-name="T2"><text:tab/></text:span><text:span text:style-name="T12">Used for printers</text:span></text:p>
      <text:p text:style-name="P13"/>
      <text:p text:style-name="P68"><text:span text:style-name="T12"><text:tab/></text:span><text:span text:style-name="T61">@media print{…}</text:span></text:p>
      <text:p text:style-name="P62"><text:soft-page-break/></text:p>
      <text:p text:style-name="P13"/>
      <text:p text:style-name="P40">screen</text:p>
      <text:p text:style-name="P67"><text:span text:style-name="T2"><text:tab/></text:span><text:span text:style-name="T12">Used for computer screens, tablets, smart-phones, etc.</text:span></text:p>
      <text:p text:style-name="P13"/>
      <text:p text:style-name="P68"><text:span text:style-name="T12"><text:tab/></text:span><text:span text:style-name="T61">@media screen and (orientation: landscape) {…}</text:span></text:p>
      <text:p text:style-name="P62"/>
      <text:p text:style-name="P58">speech</text:p>
      <text:p text:style-name="P80"><text:span text:style-name="T2"><text:tab/></text:span><text:span text:style-name="T5">Used for screenreaders</text:span></text:p>
      <text:p text:style-name="P13"><text:tab/></text:p>
      <text:p text:style-name="P80"><text:span text:style-name="T5"><text:tab/></text:span><text:span text:style-name="T62">@media speech {…}</text:span></text:p>
      <text:p text:style-name="P85"/>
      <text:p text:style-name="P20"><text:span text:style-name="T84">Logical operators </text:span>can be used with the media quer<text:span text:style-name="T83">ies</text:span></text:p>
      <text:p text:style-name="P8"/>
      <text:list xml:id="list4002735585" text:style-name="L3">
        <text:list-item>
          <text:p text:style-name="P105">not</text:p>
        </text:list-item>
        <text:list-item>
          <text:p text:style-name="P105">and</text:p>
        </text:list-item>
        <text:list-item>
          <text:p text:style-name="P105">only</text:p>
        </text:list-item>
      </text:list>
      <text:p text:style-name="P8"/>
      <text:p text:style-name="P60">not</text:p>
      <text:p text:style-name="P71"><text:span text:style-name="T2"><text:tab/></text:span><text:span text:style-name="T11">inverts the meaning of the entire media query</text:span></text:p>
      <text:p text:style-name="P20"/>
      <text:p text:style-name="P41">and</text:p>
      <text:p text:style-name="P81"><text:span text:style-name="T9"><text:tab/></text:span><text:span text:style-name="T19">combines a media feature with a media type or other media features</text:span></text:p>
      <text:p text:style-name="P98"/>
      <text:p text:style-name="P41">only</text:p>
      <text:p text:style-name="P79"><text:span text:style-name="T28"><text:tab/></text:span><text:span text:style-name="T20">prevents older browsers that do not support media queries with media features from applying the specified styles</text:span></text:p>
      <text:p text:style-name="P84"/>
      <text:p text:style-name="P75">Media Features </text:p>
      <text:p text:style-name="P7"/>
      <text:list xml:id="list2821469957" text:style-name="L4">
        <text:list-item>
          <text:p text:style-name="P106">any-hover</text:p>
        </text:list-item>
        <text:list-item>
          <text:p text:style-name="P106">any-pointer</text:p>
        </text:list-item>
        <text:list-item>
          <text:p text:style-name="P106">aspect-ratio</text:p>
        </text:list-item>
        <text:list-item>
          <text:p text:style-name="P106">color</text:p>
        </text:list-item>
        <text:list-item>
          <text:p text:style-name="P106">color-gamut</text:p>
        </text:list-item>
        <text:list-item>
          <text:p text:style-name="P106">color-index</text:p>
        </text:list-item>
        <text:list-item>
          <text:p text:style-name="P106">device-aspect-ratio</text:p>
        </text:list-item>
        <text:list-item>
          <text:p text:style-name="P106">device-height</text:p>
        </text:list-item>
        <text:list-item>
          <text:p text:style-name="P106">device-width</text:p>
        </text:list-item>
        <text:list-item>
          <text:p text:style-name="P106">display-mode</text:p>
        </text:list-item>
        <text:list-item>
          <text:p text:style-name="P106">dynamic-range</text:p>
        </text:list-item>
        <text:list-item>
          <text:p text:style-name="P106">forced-colors</text:p>
        </text:list-item>
        <text:list-item>
          <text:p text:style-name="P106">grid</text:p>
        </text:list-item>
        <text:list-item>
          <text:p text:style-name="P106">height</text:p>
        </text:list-item>
        <text:list-item>
          <text:p text:style-name="P106">hover</text:p>
        </text:list-item>
        <text:list-item>
          <text:p text:style-name="P106">inverted-colors</text:p>
        </text:list-item>
        <text:list-item>
          <text:p text:style-name="P106">monochrome</text:p>
        </text:list-item>
        <text:list-item>
          <text:p text:style-name="P106">orientation</text:p>
        </text:list-item>
        <text:list-item>
          <text:p text:style-name="P106">overflow-block</text:p>
        </text:list-item>
        <text:list-item>
          <text:p text:style-name="P106">overflow-inline</text:p>
        </text:list-item>
        <text:list-item>
          <text:p text:style-name="P106">pointer</text:p>
        </text:list-item>
        <text:list-item>
          <text:p text:style-name="P106"><text:soft-page-break/>prefers-color-scheme</text:p>
        </text:list-item>
        <text:list-item>
          <text:p text:style-name="P106">prefers-contrast</text:p>
        </text:list-item>
        <text:list-item>
          <text:p text:style-name="P106">prefers-reduced-motion</text:p>
        </text:list-item>
        <text:list-item>
          <text:p text:style-name="P106">resolution</text:p>
        </text:list-item>
        <text:list-item>
          <text:p text:style-name="P106">scripting</text:p>
        </text:list-item>
        <text:list-item>
          <text:p text:style-name="P106">update</text:p>
        </text:list-item>
        <text:list-item>
          <text:p text:style-name="P106">video-dynamic-range</text:p>
        </text:list-item>
        <text:list-item>
          <text:p text:style-name="P106">width</text:p>
        </text:list-item>
      </text:list>
      <text:p text:style-name="P7"/>
      <text:p text:style-name="P40">any-hover</text:p>
      <text:p text:style-name="P67"><text:span text:style-name="T2"><text:tab/></text:span><text:span text:style-name="T13">Check if ANY available input can hover over elements</text:span></text:p>
      <text:p text:style-name="P67"><text:span text:style-name="T13"><text:tab/><text:tab/></text:span><text:span text:style-name="T14">none</text:span></text:p>
      <text:p text:style-name="P14"><text:tab/><text:tab/>hover</text:p>
      <text:p text:style-name="P14"/>
      <text:p text:style-name="P67"><text:span text:style-name="T14"><text:tab/><text:tab/></text:span><text:span text:style-name="T61">@media (anyhover:hover) {…}</text:span></text:p>
      <text:p text:style-name="P63"/>
      <text:p text:style-name="P40">any-pointer</text:p>
      <text:p text:style-name="P67"><text:span text:style-name="T2"><text:tab/></text:span><text:span text:style-name="T13">Check if any available inpout is a pointing device and if so the accuaracy</text:span></text:p>
      <text:p text:style-name="P67"><text:span text:style-name="T13"><text:tab/><text:tab/></text:span><text:span text:style-name="T14">none</text:span></text:p>
      <text:p text:style-name="P15"><text:tab/><text:tab/>coarse</text:p>
      <text:p text:style-name="P15"><text:tab/><text:tab/>fine</text:p>
      <text:p text:style-name="P15"/>
      <text:p text:style-name="P72"><text:span text:style-name="T10"><text:tab/></text:span><text:span text:style-name="T61">@media (any-pointer: none){…}</text:span></text:p>
      <text:p text:style-name="P110"><text:tab/></text:p>
      <text:p text:style-name="P110"><text:tab/>@media (any-pointer: coarse){…}</text:p>
      <text:p text:style-name="P110"/>
      <text:p text:style-name="P110"><text:tab/>@media (any-pointer: fine){…}</text:p>
      <text:p text:style-name="P16"/>
      <text:p text:style-name="P40">aspect-ratio</text:p>
      <text:p text:style-name="P77"><text:span text:style-name="T2"><text:tab/></text:span><text:span text:style-name="T6">The ratio between width and height of viewport </text:span><text:span text:style-name="T7">(also min-aspect-ratio and max-aspect-ratio).</text:span></text:p>
      <text:p text:style-name="P17"/>
      <text:p text:style-name="P78"><text:span text:style-name="T7"><text:tab/><text:tab/></text:span><text:span text:style-name="T62">@media (min-aspect-ratio: 8/5) {…}</text:span></text:p>
      <text:p text:style-name="P111"/>
      <text:p text:style-name="P111"><text:tab/><text:tab/>@media (max-aspect-ratio: 3/2) {…}</text:p>
      <text:p text:style-name="P111"/>
      <text:p text:style-name="P111"><text:tab/><text:tab/>@media (aspect-ratio: 1/1) {…}</text:p>
      <text:p text:style-name="P86"/>
      <text:p text:style-name="P59"/>
      <text:p text:style-name="P67"><text:span text:style-name="T2"><text:tab/></text:span><text:span text:style-name="T15">If using min-aspect-ratio and/or max-aspect-ratio with aspect-ratio then aspect-ratio must be at the bottom to avoid overrides.</text:span></text:p>
      <text:p text:style-name="P17"/>
      <text:p text:style-name="P67"><text:span text:style-name="T8">c</text:span><text:span text:style-name="T2">olor</text:span></text:p>
      <text:p text:style-name="P40"/>
      <text:p text:style-name="P67"><text:span text:style-name="T2"><text:tab/></text:span><text:span text:style-name="T16">Check the number of bits per RGB colour component of the output device</text:span></text:p>
      <text:p text:style-name="P18"/>
      <text:p text:style-name="P69"><text:span text:style-name="T16"><text:tab/></text:span><text:span text:style-name="T61">@media (color) {…} /*any colour device*/</text:span></text:p>
      <text:p text:style-name="P112"/>
      <text:p text:style-name="P112"><text:tab/>@media (min-color: 8) {…} /*any colour device with at least 8bit colour*/</text:p>
      <text:p text:style-name="P87"/>
      <text:p text:style-name="P40"><text:soft-page-break/>color-gamut</text:p>
      <text:p text:style-name="P40"/>
      <text:p text:style-name="P42"><text:tab/><text:span text:style-name="T64">Check the range of colours supported by end software or hardware</text:span></text:p>
      <text:p text:style-name="P21"><text:tab/><text:tab/>srgb</text:p>
      <text:p text:style-name="P21"><text:tab/><text:tab/>p3</text:p>
      <text:p text:style-name="P21"><text:tab/><text:tab/>rec2020</text:p>
      <text:p text:style-name="P19"/>
      <text:p text:style-name="P70"><text:span text:style-name="T16"><text:tab/></text:span><text:span text:style-name="T61">@media (color-gamut: srgb) {…} /*any colour device*/</text:span></text:p>
      <text:p text:style-name="P91"/>
      <text:p text:style-name="P91"/>
      <text:p text:style-name="P43">color-index </text:p>
      <text:p text:style-name="P43"><text:span text:style-name="T80"><text:tab/></text:span><text:span text:style-name="T65">Check number of entri</text:span><text:span text:style-name="T66">e</text:span><text:span text:style-name="T65">s in output device colour table (also min-color-index and max-color-index)</text:span></text:p>
      <text:p text:style-name="P22"/>
      <text:p text:style-name="P43"><text:span text:style-name="T65"><text:tab/></text:span><text:span text:style-name="T59">@media (color-index:256) {…} </text:span></text:p>
      <text:p text:style-name="P113"/>
      <text:p text:style-name="P114"><text:tab/>@media (min-color-index:15000) {…} </text:p>
      <text:p text:style-name="P114"/>
      <text:p text:style-name="P114"><text:tab/>@media (max-color-index:8000000) {…} </text:p>
      <text:p text:style-name="P9"/>
      <text:p text:style-name="P43"/>
      <text:p text:style-name="P40"/>
      <text:p text:style-name="P40">display-mode</text:p>
      <text:p text:style-name="P40"><text:tab/><text:span text:style-name="T67">Check display mode of application.</text:span></text:p>
      <text:p text:style-name="P23"><text:tab/><text:tab/>fullscreen</text:p>
      <text:p text:style-name="P23"><text:tab/><text:tab/>standalone</text:p>
      <text:p text:style-name="P23"><text:tab/><text:tab/>minimal-ui</text:p>
      <text:p text:style-name="P23"><text:tab/><text:tab/>browser</text:p>
      <text:p text:style-name="P23"/>
      <text:p text:style-name="P45"><text:span text:style-name="T67"><text:tab/></text:span><text:span text:style-name="T59">@media (display-mode:fullscreen) {…} <text:s/>/*all available display <text:tab/>area used*/</text:span></text:p>
      <text:p text:style-name="P115"/>
      <text:p text:style-name="P115"><text:tab/>@media (display-mode:standalone){…} <text:s/>/*will look and feel like a standalone app*/</text:p>
      <text:p text:style-name="P115"/>
      <text:p text:style-name="P116"><text:tab/>@media (display-mode:minimal-ui) <text:s/>{…} <text:s/>/*will look and feel like a standalone app but only minimal nav elements*/</text:p>
      <text:p text:style-name="P115"/>
      <text:p text:style-name="P115"><text:tab/>@media (display-mode:browser){…} <text:s/>/*opens in browser tab*/</text:p>
      <text:p text:style-name="P40"/>
      <text:p text:style-name="P40">dynamic-range</text:p>
      <text:p text:style-name="P40"><text:tab/><text:span text:style-name="T68">Check brightness, contrast and colour on end software/hardware</text:span></text:p>
      <text:p text:style-name="P24"><text:tab/><text:tab/>standard</text:p>
      <text:p text:style-name="P24"><text:tab/><text:tab/>high</text:p>
      <text:p text:style-name="P24"/>
      <text:p text:style-name="P46"><text:span text:style-name="T68"><text:tab/></text:span><text:span text:style-name="T59">@media (dynamic-range:standard) {…} </text:span></text:p>
      <text:p text:style-name="P117"/>
      <text:p text:style-name="P117"><text:tab/>@media (dynamic-range:high) {…} <text:s/></text:p>
      <text:p text:style-name="P92"/>
      <text:p text:style-name="P40"><text:soft-page-break/>forced-colors</text:p>
      <text:p text:style-name="P40"><text:tab/><text:span text:style-name="T69">Check if user had enabled forced colours mode</text:span></text:p>
      <text:p text:style-name="P25"><text:tab/><text:tab/>none</text:p>
      <text:p text:style-name="P25"><text:tab/><text:tab/>active</text:p>
      <text:p text:style-name="P25"/>
      <text:p text:style-name="P47"><text:span text:style-name="T69"><text:tab/></text:span><text:span text:style-name="T59">@media (dynamic-range:standard){…} </text:span></text:p>
      <text:p text:style-name="P93"/>
      <text:p text:style-name="P40">grid</text:p>
      <text:p text:style-name="P40"><text:tab/><text:span text:style-name="T70">Check if output device uses grid-based screen</text:span></text:p>
      <text:p text:style-name="P26"><text:tab/><text:tab/></text:p>
      <text:p text:style-name="P48"><text:span text:style-name="T70"><text:tab/></text:span><text:span text:style-name="T59">@media (grid: 1) {…} </text:span></text:p>
      <text:p text:style-name="P118"/>
      <text:p text:style-name="P118"><text:tab/>@media (grid: 0) {…} </text:p>
      <text:p text:style-name="P40"/>
      <text:p text:style-name="P40">height</text:p>
      <text:p text:style-name="P40"><text:tab/><text:span text:style-name="T70">Used to apply styles based on viewport height (also min-height and max-<text:tab/>height)</text:span></text:p>
      <text:p text:style-name="P26"/>
      <text:p text:style-name="P48"><text:span text:style-name="T70"><text:tab/></text:span><text:span text:style-name="T59">@media (height: 360px) {…}</text:span></text:p>
      <text:p text:style-name="P118"/>
      <text:p text:style-name="P118"><text:tab/>@media (min-height: 250px) {…}</text:p>
      <text:p text:style-name="P118"/>
      <text:p text:style-name="P118"><text:tab/>@media (max-height: 800px) {…}</text:p>
      <text:p text:style-name="P94"/>
      <text:p text:style-name="P94"/>
      <text:p text:style-name="P40">hover</text:p>
      <text:p text:style-name="P40"><text:tab/><text:span text:style-name="T71">Check if primary input can hover over elements</text:span></text:p>
      <text:p text:style-name="P28"><text:tab/><text:tab/>none</text:p>
      <text:p text:style-name="P28"><text:tab/><text:tab/>hover</text:p>
      <text:p text:style-name="P28"/>
      <text:p text:style-name="P49"><text:span text:style-name="T71"><text:tab/></text:span><text:span text:style-name="T59">@media (hover:hover) {…}</text:span></text:p>
      <text:p text:style-name="P119"/>
      <text:p text:style-name="P119"><text:tab/>@media (hover:none) {…}</text:p>
      <text:p text:style-name="P28"><text:tab/></text:p>
      <text:p text:style-name="P40">inverted-colors</text:p>
      <text:p text:style-name="P40"><text:tab/><text:span text:style-name="T72">Check if user or OS is inverting colours</text:span></text:p>
      <text:p text:style-name="P29"><text:tab/><text:tab/>none</text:p>
      <text:p text:style-name="P29"><text:tab/><text:tab/>inverted</text:p>
      <text:p text:style-name="P29"/>
      <text:p text:style-name="P50"><text:span text:style-name="T72"><text:tab/></text:span><text:span text:style-name="T59">@media (inverted-colors:none) {…}</text:span></text:p>
      <text:p text:style-name="P120"/>
      <text:p text:style-name="P120"><text:tab/>@media (inverted-colors:inverted) {…}</text:p>
      <text:p text:style-name="P29"/>
      <text:p text:style-name="P40">monochrome</text:p>
      <text:p text:style-name="P51"><text:tab/><text:span text:style-name="T73">Check the number of bits per pixel in output device monochrome frame buffer </text:span><text:span text:style-name="T70">(also min-</text:span><text:span text:style-name="T73">monochrome</text:span><text:span text:style-name="T70"> and max-</text:span><text:span text:style-name="T73">monochrome</text:span><text:span text:style-name="T70">)</text:span></text:p>
      <text:p text:style-name="P27"/>
      <text:p text:style-name="P51"><text:span text:style-name="T70"><text:tab/></text:span><text:span text:style-name="T59">@media (monochrome:0) {…} /*no monochrome*/</text:span></text:p>
      <text:p text:style-name="P121"/>
      <text:p text:style-name="P121"><text:tab/>@media (monochrome) {…} /*any monochrome device*/</text:p>
      <text:p text:style-name="P10"/>
      <text:p text:style-name="P10"><text:soft-page-break/></text:p>
      <text:p text:style-name="P10"/>
      <text:p text:style-name="P40">orientation</text:p>
      <text:p text:style-name="P40"><text:tab/><text:span text:style-name="T73">Check orientation of viewport</text:span></text:p>
      <text:p text:style-name="P30"><text:tab/><text:tab/>landscape</text:p>
      <text:p text:style-name="P30"><text:tab/><text:tab/>portrait</text:p>
      <text:p text:style-name="P30"/>
      <text:p text:style-name="P51"><text:span text:style-name="T73"><text:tab/></text:span><text:span text:style-name="T59">@media (orientation: landscape) {…} </text:span></text:p>
      <text:p text:style-name="P121"/>
      <text:p text:style-name="P121"><text:tab/>@media (orientation: portrait) {…} </text:p>
      <text:p text:style-name="P30"/>
      <text:p text:style-name="P40">overflow-block</text:p>
      <text:p text:style-name="P40"><text:tab/><text:span text:style-name="T74">Check how the output device handles overflow along block axis</text:span></text:p>
      <text:p text:style-name="P31"><text:tab/><text:tab/>none</text:p>
      <text:p text:style-name="P32"><text:tab/><text:tab/>scroll</text:p>
      <text:p text:style-name="P32"><text:tab/><text:tab/>optional-paged</text:p>
      <text:p text:style-name="P32"><text:tab/><text:tab/>paged</text:p>
      <text:p text:style-name="P31"/>
      <text:p text:style-name="P52"><text:span text:style-name="T74"><text:tab/></text:span><text:span text:style-name="T59">@media (overflow-block: none) {…} </text:span></text:p>
      <text:p text:style-name="P122"><text:tab/>/*overflowing content not displayed*/</text:p>
      <text:p text:style-name="P122"/>
      <text:p text:style-name="P122"><text:tab/>@media (overflow-block: scroll) {…} </text:p>
      <text:p text:style-name="P122"><text:tab/>/*overflowing content available by scrolling*/</text:p>
      <text:p text:style-name="P122"/>
      <text:p text:style-name="P122"><text:tab/>@media (overflow-block: optional-paged) {…} </text:p>
      <text:p text:style-name="P122"><text:tab/>/*overflowing content available by scrolling but page breaks cn be manually triggered (see “break-inside”) to display content on the following page*/</text:p>
      <text:p text:style-name="P122"/>
      <text:p text:style-name="P122"><text:tab/>@media (overflow-block: paged) {…} </text:p>
      <text:p text:style-name="P122"><text:tab/>/*Overflowing content is displayed on following page*/<text:tab/></text:p>
      <text:p text:style-name="P95"/>
      <text:p text:style-name="P95"/>
      <text:p text:style-name="P40">overflow-inline</text:p>
      <text:p text:style-name="P53"><text:tab/><text:span text:style-name="T74">Check how the output device handles overflow along </text:span><text:span text:style-name="T75">inline</text:span><text:span text:style-name="T74"> axis</text:span></text:p>
      <text:p text:style-name="P33"><text:tab/><text:tab/>none</text:p>
      <text:p text:style-name="P33"><text:tab/><text:tab/>scroll</text:p>
      <text:p text:style-name="P33"/>
      <text:p text:style-name="P61"><text:span text:style-name="T63"><text:tab/></text:span><text:span text:style-name="T59">@media (overflow-inline: none) {…} </text:span></text:p>
      <text:p text:style-name="P123"><text:tab/>/*overflowing content not displayed*/</text:p>
      <text:p text:style-name="P123"/>
      <text:p text:style-name="P123"><text:tab/>@media (overflow-inline: scroll) {…} </text:p>
      <text:p text:style-name="P123"><text:tab/>/*overflowing content available by scrolling*/</text:p>
      <text:p text:style-name="P96"/>
      <text:p text:style-name="P40">pointer</text:p>
      <text:p text:style-name="P40"><text:span text:style-name="T63"><text:tab/></text:span><text:span text:style-name="T76">Check if user has pointing device (mouse) and how accurate it is</text:span></text:p>
      <text:p text:style-name="P34"><text:tab/><text:tab/>none</text:p>
      <text:p text:style-name="P34"><text:tab/><text:tab/>coarse</text:p>
      <text:p text:style-name="P34"><text:tab/><text:tab/>fine</text:p>
      <text:p text:style-name="P40"><text:tab/></text:p>
      <text:p text:style-name="P54"><text:soft-page-break/><text:tab/><text:span text:style-name="T59">@media (pointer: none){…}</text:span></text:p>
      <text:p text:style-name="P110"><text:tab/></text:p>
      <text:p text:style-name="P110"><text:tab/>@media (pointer: coarse){…}</text:p>
      <text:p text:style-name="P110"/>
      <text:p text:style-name="P110"><text:tab/>@media (pointer: fine){…}</text:p>
      <text:p text:style-name="P88"/>
      <text:p text:style-name="P40">prefers-color-scheme</text:p>
      <text:p text:style-name="P40"><text:tab/><text:span text:style-name="T77">Check if user preference set for colour mode</text:span></text:p>
      <text:p text:style-name="P35"><text:tab/><text:tab/>light</text:p>
      <text:p text:style-name="P35"><text:tab/><text:tab/>dark</text:p>
      <text:p text:style-name="P35"><text:tab/></text:p>
      <text:p text:style-name="P55"><text:span text:style-name="T77"><text:tab/></text:span><text:span text:style-name="T59">@media (prefers-color-scheme:light){…}</text:span></text:p>
      <text:p text:style-name="P124"/>
      <text:p text:style-name="P124"><text:tab/>@media (prefers-color-scheme:dark){…}</text:p>
      <text:p text:style-name="P35"><text:tab/></text:p>
      <text:p text:style-name="P40">prefers-contrast</text:p>
      <text:p text:style-name="P55"><text:tab/><text:span text:style-name="T77">Check if user preference set for contrast colour</text:span></text:p>
      <text:p text:style-name="P36"><text:tab/><text:tab/>no-preference</text:p>
      <text:p text:style-name="P36"><text:tab/><text:tab/>more</text:p>
      <text:p text:style-name="P36"><text:tab/><text:tab/>less</text:p>
      <text:p text:style-name="P36"><text:tab/><text:tab/>custom</text:p>
      <text:p text:style-name="P36"/>
      <text:p text:style-name="P55"><text:span text:style-name="T77"><text:tab/></text:span><text:span text:style-name="T59">@media (prefers-contrast: no-preference){…}</text:span></text:p>
      <text:p text:style-name="P124"/>
      <text:p text:style-name="P124"><text:tab/>@media (prefers-contrast: more){…}</text:p>
      <text:p text:style-name="P124"/>
      <text:p text:style-name="P124"><text:tab/>@media (prefers-contrast: less){…}<text:tab/></text:p>
      <text:p text:style-name="P124"/>
      <text:p text:style-name="P124"><text:tab/>@media (prefers-contrast: custom){…}</text:p>
      <text:p text:style-name="P89"/>
      <text:p text:style-name="P36"/>
      <text:p text:style-name="P40">resolution</text:p>
      <text:p text:style-name="P10"><text:tab/><text:span text:style-name="T81">Check pixel density of output device (also min-resolution and max-resolution)</text:span></text:p>
      <text:p text:style-name="P10"/>
      <text:p text:style-name="P11"><text:tab/><text:span text:style-name="T60">@media (resolution: 150dpi) {…}</text:span></text:p>
      <text:p text:style-name="P125"/>
      <text:p text:style-name="P126"><text:tab/>@media (min-resolution: 72dpi) {…}</text:p>
      <text:p text:style-name="P126">@media (max-resolution: 300dpi) {…}</text:p>
      <text:p text:style-name="P10"/>
      <text:p text:style-name="P40">scripting</text:p>
      <text:p text:style-name="P40"><text:tab/><text:span text:style-name="T78">Check if scripting (JS) available</text:span></text:p>
      <text:p text:style-name="P37"><text:tab/><text:tab/>none</text:p>
      <text:p text:style-name="P37"><text:tab/><text:tab/>initial-only</text:p>
      <text:p text:style-name="P107"><text:tab/><text:tab/>enabled</text:p>
      <text:p text:style-name="P37"/>
      <text:p text:style-name="P56"><text:span text:style-name="T78"><text:tab/></text:span><text:span text:style-name="T59">@media (scripting: none) {…} /*scripting unavailable*/</text:span></text:p>
      <text:p text:style-name="P127"/>
      <text:p text:style-name="P127"><text:tab/>@media (scripting: initial-only) {…} /*scripting available on <text:tab/>initial page load but not afterwards/</text:p>
      <text:p text:style-name="P90"><text:soft-page-break/></text:p>
      <text:p text:style-name="P56"><text:span text:style-name="T31"><text:tab/></text:span><text:span text:style-name="T59">@media (scripting: enabled) {…} /*scripting available and <text:tab/>active*/</text:span></text:p>
      <text:p text:style-name="P37"/>
      <text:p text:style-name="P40">update</text:p>
      <text:p text:style-name="P10"><text:tab/><text:span text:style-name="T82">Check how frequently the output device is able to modify appearance of <text:tab/>content</text:span></text:p>
      <text:p text:style-name="P10"><text:tab/><text:tab/><text:span text:style-name="T82">none</text:span></text:p>
      <text:p text:style-name="P10"><text:tab/><text:tab/><text:span text:style-name="T82">slow</text:span></text:p>
      <text:p text:style-name="P10"><text:tab/><text:tab/><text:span text:style-name="T82">fast</text:span></text:p>
      <text:p text:style-name="P10"><text:tab/></text:p>
      <text:p text:style-name="P12"><text:tab/><text:span text:style-name="T60">@media (update: none) {…} /*once rendered the layout <text:tab/>cannot be updated (eg. print <text:s/>document)*/</text:span></text:p>
      <text:p text:style-name="P128"/>
      <text:p text:style-name="P108"/>
      <text:p text:style-name="P128"><text:tab/>@media (update: slow) {…} *layout can dynamically change <text:tab/>but not fast enough to be percieved as smooth animation (e.g. <text:tab/>book readers)*</text:p>
      <text:p text:style-name="P128"/>
      <text:p text:style-name="P128"><text:tab/>@media (update: fast) {…} /*layout can dynamically change <text:tab/>fast enough to be percieved as smooth animation (e.g. <text:tab/>computer screens)/*</text:p>
      <text:p text:style-name="P97"/>
      <text:p text:style-name="P40">width</text:p>
      <text:p text:style-name="P40"><text:tab/><text:span text:style-name="T79">Check width of viewport (also min-width and max-width)</text:span></text:p>
      <text:p text:style-name="P38"/>
      <text:p text:style-name="P57"><text:span text:style-name="T79"><text:tab/></text:span><text:span text:style-name="T31">@</text:span><text:span text:style-name="T59">media (width: 765px) {…}</text:span></text:p>
      <text:p text:style-name="P129"/>
      <text:p text:style-name="P129"><text:tab/>@media (min-width: 320px) {…}</text:p>
      <text:p text:style-name="P129"/>
      <text:p text:style-name="P129"><text:tab/>@media (max-width: 1024px) {…}</text:p>
      <text:p text:style-name="P38"><text:tab/></text:p>
      <text:p text:style-name="P38"/>
      <text:p text:style-name="P99"/>
      <text:p text:style-name="P100">Deprecated</text:p>
      <text:p text:style-name="P100"/>
      <text:p text:style-name="P101">device-aspect-ratio</text:p>
      <text:p text:style-name="P44">device-height</text:p>
      <text:p text:style-name="P101">device-width</text:p>
      <text:p text:style-name="P101"/>
      <text:p text:style-name="P101"/>
      <text:p text:style-name="P73">Resources</text:p>
      <text:p text:style-name="P66"/>
      <text:p text:style-name="P64"><text:a xlink:type="simple" xlink:href="https://www.w3schools.com/cssref/css3_pr_mediaquery.asp" text:style-name="Internet_20_link" text:visited-style-name="Visited_20_Internet_20_Link"><text:span text:style-name="T1">https://www.w3schools.com/cssref/css3_pr_mediaquery.asp</text:span></text:a></text:p>
      <text:p text:style-name="P64"><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2"/>
      <text:p text:style-name="P64"><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64"/>
      <text:p text:style-name="P1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10-25T15:12:27.220212427</dc:date>
    <meta:editing-duration>PT3H3M53S</meta:editing-duration>
    <meta:editing-cycles>46</meta:editing-cycles>
    <meta:generator>LibreOffice/7.3.6.2$Linux_X86_64 LibreOffice_project/30$Build-2</meta:generator>
    <meta:document-statistic meta:table-count="0" meta:image-count="0" meta:object-count="0" meta:page-count="8" meta:paragraph-count="252" meta:word-count="968" meta:character-count="7183" meta:non-whitespace-character-count="6253"/>
  </office:meta>
</office:document-meta>
</file>